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10]/[Master.C10]" office:value-type="float" office:value="12.5394736842105" calcext:value-type="float">
            <text:p>12.5394736842105</text:p>
          </table:table-cell>
          <table:table-cell table:style-name="ce22" table:formula="of:=[Master.B10]/[Master.C10]" office:value-type="float" office:value="4.57894736842105" calcext:value-type="float">
            <text:p>4.57894736842105</text:p>
          </table:table-cell>
          <table:table-cell table:style-name="ce22" table:formula="of:=[Master.D10]/[Master.B10]" office:value-type="float" office:value="2.73850574712644" calcext:value-type="float">
            <text:p>2.73850574712644</text:p>
          </table:table-cell>
          <table:table-cell table:style-name="ce22" table:formula="of:=[Master.B10]/[Master.D10]" office:value-type="float" office:value="0.365162644281217" calcext:value-type="float">
            <text:p>0.365162644281217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2 minutes" calcext:value-type="string">
            <text:p>12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6]" office:value-type="float" office:value="31" calcext:value-type="float">
            <text:p>31</text:p>
          </table:table-cell>
          <table:table-cell table:style-name="ce20" table:formula="of:=IFERROR([$DailyData.$AZ$6]; 0)" office:value-type="float" office:value="5" calcext:value-type="float">
            <text:p>5</text:p>
          </table:table-cell>
          <table:table-cell table:style-name="ce19" table:formula="of:=[DailyData.BC6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9])" office:value-type="float" office:value="696" calcext:value-type="float">
            <text:p>696</text:p>
          </table:table-cell>
          <table:table-cell table:style-name="ce17" table:formula="of:=SUM([Master.C2:.C9])" office:value-type="float" office:value="152" calcext:value-type="float">
            <text:p>152</text:p>
          </table:table-cell>
          <table:table-cell table:style-name="ce17" table:formula="of:=SUM([Master.D2:.D9])" office:value-type="float" office:value="1906" calcext:value-type="float">
            <text:p>1906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10]/60)&amp;&quot; hours  &quot;&amp;INT(MOD([Master.D10];60))&amp;&quot; minutes&quot;" office:value-type="string" office:string-value="31 hours  46 minutes" calcext:value-type="string">
            <text:p>31 hours <text:s/>46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64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16329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style-name="Default" table:number-columns-repeated="16329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B4]/100)*60 + MOD([DailyData.BB4];100)) - (INT([DailyData.BA4]/100)*60 + MOD([DailyData.BA4];100))" office:value-type="float" office:value="0" calcext:value-type="float">
            <text:p>0</text:p>
          </table:table-cell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5])" office:value-type="float" office:value="31" calcext:value-type="float">
            <text:p>31</text:p>
          </table:table-cell>
          <table:table-cell table:style-name="ce17" table:formula="of:=SUM([.AZ3:.AZ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C3:.BC5])" office:value-type="float" office:value="58" calcext:value-type="float">
            <text:p>58</text:p>
          </table:table-cell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6]/60)&amp;&quot; hrs  &quot;&amp;INT(MOD([$DailyData.$BC$6];60))&amp;&quot; mins&quot;" office:value-type="string" office:string-value="0 hrs  58 mins" calcext:value-type="string">
            <text:p>0 hrs <text:s/>58 mins</text:p>
          </table:table-cell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BC$6]/[$DailyData.$AZ$6]" office:value-type="float" office:value="11.6" calcext:value-type="float">
            <text:p>11.6</text:p>
          </table:table-cell>
          <table:table-cell table:style-name="ce19" table:formula="of:=[$DailyData.$AY$6]/[$DailyData.$AZ$6]" office:value-type="float" office:value="6.2" calcext:value-type="float">
            <text:p>6.2</text:p>
          </table:table-cell>
          <table:table-cell table:style-name="ce19" table:formula="of:=[$DailyData.$BC$6]/[$DailyData.$AY$6]" office:value-type="float" office:value="1.87096774193548" calcext:value-type="float">
            <text:p>1.87096774193548</text:p>
          </table:table-cell>
          <table:table-cell table:style-name="ce19" table:formula="of:=[$DailyData.$AY$6]/[$DailyData.$BC$6]" office:value-type="float" office:value="0.53448275862069" calcext:value-type="float">
            <text:p>0.53448275862069</text:p>
          </table:table-cell>
          <table:table-cell table:style-name="ce19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AY$3:.$AY$5])" office:value-type="float" office:value="3" calcext:value-type="float">
            <text:p>3</text:p>
          </table:table-cell>
          <table:table-cell table:style-name="ce18" table:formula="of:=[.AY6]/[.AY12]" office:value-type="float" office:value="10.3333333333333" calcext:value-type="float">
            <text:p>10.3333333333333</text:p>
          </table:table-cell>
          <table:table-cell table:style-name="ce18" table:number-columns-repeated="3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7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14"/>
          <table:table-cell table:style-name="Default" table:number-columns-repeated="16329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4"/>
          <table:table-cell table:style-name="Default" table:number-columns-repeated="16329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14"/>
          <table:table-cell table:style-name="Default" table:number-columns-repeated="16329"/>
        </table:table-row>
        <table:table-row table:style-name="ro1">
          <table:table-cell/>
          <table:table-cell table:style-name="ce25" table:number-columns-repeated="5"/>
          <table:table-cell table:number-columns-repeated="49"/>
          <table:table-cell table:style-name="Default" table:number-columns-repeated="16329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49"/>
          <table:table-cell table:style-name="Default" table:number-columns-repeated="16329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49"/>
          <table:table-cell table:style-name="Default" table:number-columns-repeated="16329"/>
        </table:table-row>
        <table:table-row table:style-name="ro1">
          <table:table-cell/>
          <table:table-cell table:style-name="ce19" table:number-columns-repeated="5"/>
          <table:table-cell table:number-columns-repeated="49"/>
          <table:table-cell table:style-name="Default" table:number-columns-repeated="16329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49"/>
          <table:table-cell table:style-name="Default" table:number-columns-repeated="16329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49"/>
          <table:table-cell table:style-name="Default" table:number-columns-repeated="16329"/>
        </table:table-row>
        <table:table-row table:style-name="ro1" table:number-rows-repeated="1048544">
          <table:table-cell table:number-columns-repeated="55"/>
          <table:table-cell table:style-name="Default" table:number-columns-repeated="16329"/>
        </table:table-row>
        <table:table-row table:style-name="ro1">
          <table:table-cell table:number-columns-repeated="55"/>
          <table:table-cell table:style-name="Default" table:number-columns-repeated="16329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6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10" calcext:contains-footer="true"/>
        <table:database-range table:name="__Anonymous_Sheet_DB__1" table:target-range-address="DailyData.AR2:DailyData.AV1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13:43:41.92260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15T14:36:27.880414400</dc:date>
    <meta:generator>LibreOffice/25.8.3.2$Windows_X86_64 LibreOffice_project/8ca8d55c161d602844f5428fa4b58097424e324e</meta:generator>
    <meta:editing-duration>PT1H10M22S</meta:editing-duration>
    <meta:editing-cycles>33</meta:editing-cycles>
    <meta:document-statistic meta:table-count="2" meta:cell-count="500" meta:object-count="0"/>
    <meta:user-defined meta:name="AppVersion">16.0300</meta:user-defined>
  </office:meta>
</office:document-meta>
</file>